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7cm" fo:min-width="2.992cm"/>
    </style:style>
    <style:style style:name="gr2" style:family="graphic" style:parent-style-name="standard">
      <style:graphic-properties draw:textarea-horizontal-align="justify" draw:textarea-vertical-align="middle" draw:auto-grow-height="false" fo:min-height="1.337cm" fo:min-width="2.992cm"/>
      <style:paragraph-properties style:writing-mode="lr-tb"/>
    </style:style>
    <style:style style:name="gr3" style:family="graphic" style:parent-style-name="standard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7cm" fo:min-width="3.627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92cm" svg:height="1.587cm" svg:x="1.952cm" svg:y="5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92cm" svg:height="1.587cm" svg:x="12.113cm" svg:y="7.668cm">
          <text:p text:style-name="P1">Spar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44cm" svg:y1="5.92cm" svg:x2="12.113cm" svg:y2="8.461cm" draw:start-shape="id1" draw:end-shape="id2" draw:end-glue-point="3" svg:d="M5444 5920h3335v2541h3334" svg:viewBox="0 0 6670 2542">
          <text:p text:style-name="P1">(1)</text:p>
        </draw:connector>
        <draw:custom-shape draw:style-name="gr4" draw:text-style-name="P1" draw:layer="layout" svg:width="4.127cm" svg:height="1.587cm" svg:x="1.317cm" svg:y="5.127cm">
          <text:p text:style-name="P1">PostgreSQL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5.623cm" svg:height="1.674cm" svg:x="1.317cm" svg:y="15.518cm">
          <draw:text-box>
            <text:p text:style-name="P2">1) https://medium.com/dataops-playbook/apache-spark-vs-sqoop-engineering-a-better-data-pipeline-ef2bcb32b745</text:p>
          </draw:text-box>
        </draw:frame>
        <draw:custom-shape draw:style-name="gr4" draw:text-style-name="P1" draw:layer="layout" svg:width="4.127cm" svg:height="1.587cm" svg:x="1.317cm" svg:y="5.127cm">
          <text:p text:style-name="P1">PostgreSQ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7cm" svg:height="1.587cm" svg:x="1.318cm" svg:y="11.795cm">
          <text:p text:style-name="P1">Archivo plan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7cm" svg:height="1.587cm" svg:x="1.317cm" svg:y="8.62cm">
          <text:p text:style-name="P1">NiF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6T23:24:54.682563273</meta:creation-date>
    <dc:date>2021-02-16T23:31:05.517241399</dc:date>
    <meta:editing-duration>PT6M11S</meta:editing-duration>
    <meta:editing-cycles>1</meta:editing-cycles>
    <meta:document-statistic meta:object-count="8"/>
    <meta:generator>LibreOffice/7.0.3.1$Linux_X86_64 LibreOffice_project/00$Build-1</meta:generator>
  </office:meta>
</office:document-meta>
</file>